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P5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P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list buat bikin playlist angkatan 27 yg reguler (ini yg mau aja) minimal 2 lagu maksimal 5 lagu</text:p>
      <text:p text:style-name="P2">agus:</text:p>
      <text:p text:style-name="P3">aisha:</text:p>
      <text:p text:style-name="P4">kana:</text:p>
      <text:p text:style-name="P5">prima:</text:p>
      <text:p text:style-name="P6">ami:</text:p>
      <text:p text:style-name="Normal"><text:span text:style-name="T7">aura:</text:span><text:span text:style-name="T8"><text:line-break/></text:span><text:span text:style-name="T9">come inside of my heart</text:span><text:span text:style-name="T10"><text:line-break/></text:span><text:span text:style-name="T11">the shade</text:span><text:span text:style-name="T12"><text:line-break/></text:span><text:span text:style-name="T13">photograph</text:span><text:span text:style-name="T14"><text:line-break/>pelukku untuk pelikmu</text:span></text:p>
      <text:p text:style-name="Normal"><text:span text:style-name="T15">iqis:</text:span><text:span text:style-name="T16"><text:line-break/></text:span><text:span text:style-name="T17">night changes</text:span><text:span text:style-name="T18"><text:line-break/></text:span><text:span text:style-name="T19">rewrite the stars</text:span><text:span text:style-name="T20"><text:line-break/></text:span><text:span text:style-name="T21">atlantis</text:span><text:span text:style-name="T22"><text:line-break/></text:span><text:span text:style-name="T23">i guess<text:s/></text:span><text:span text:style-name="T24">i'm in love</text:span></text:p>
      <text:p text:style-name="Normal"><text:span text:style-name="T25">chala:</text:span><text:span text:style-name="T26"><text:line-break/></text:span><text:span text:style-name="T27">traitor</text:span><text:span text:style-name="T28"><text:line-break/></text:span><text:span text:style-name="T29">amazing</text:span></text:p>
      <text:p text:style-name="P30">danisha:</text:p>
      <text:p text:style-name="P31">fadel:</text:p>
      <text:p text:style-name="P32">salsa:</text:p>
      <text:p text:style-name="P33">farhan:</text:p>
      <text:p text:style-name="P34">fridy:</text:p>
      <text:p text:style-name="P35">gilang:</text:p>
      <text:p text:style-name="P36">irzan:</text:p>
      <text:p text:style-name="P37">hanji:<text:line-break/></text:p>
      <text:p text:style-name="Normal"><text:span text:style-name="T38">kei:</text:span><text:span text:style-name="T39"><text:line-break/></text:span><text:span text:style-name="T40">Let you break my heart again (Laufey, philharmonia orchestra)</text:span><text:span text:style-name="T41"><text:line-break/></text:span><text:span text:style-name="T42">Janji Manis (masdo)</text:span><text:span text:style-name="T43"><text:line-break/></text:span><text:span text:style-name="T44">Apocalypse (cas)</text:span><text:span text:style-name="T45"><text:line-break/></text:span><text:span text:style-name="T46">Cardigan (taylor swift)</text:span><text:span text:style-name="T47"><text:line-break/></text:span><text:span text:style-name="T48">Bound 2 (kanye west)</text:span></text:p>
      <text:p text:style-name="P49">khirania:</text:p>
      <text:p text:style-name="Normal"><text:span text:style-name="T50">luna:</text:span><text:span text:style-name="T51"><text:line-break/></text:span><text:span text:style-name="T52">daydreamin’ (Ariana Grande)</text:span><text:span text:style-name="T53"><text:line-break/>risalah hati (pamungkas)</text:span></text:p>
      <text:p text:style-name="P54">khafi:</text:p>
      <text:p text:style-name="P55">faqih:</text:p>
      <text:p text:style-name="P56">miftah:</text:p>
      <text:p text:style-name="P57">weno:</text:p>
      <text:p text:style-name="Normal"><text:span text:style-name="T58">bila:</text:span><text:span text:style-name="T59"><text:line-break/></text:span><text:span text:style-name="T60">better with you (Ollie)</text:span><text:span text:style-name="T61"><text:line-break/></text:span><text:span text:style-name="T62">cutie (SMPLY T)</text:span><text:span text:style-name="T63"><text:line-break/></text:span><text:span text:style-name="T64">sama hati hati di jalan (tulus)</text:span></text:p>
      <text:p text:style-name="P65">nadya:</text:p>
      <text:p text:style-name="Normal"><text:span text:style-name="T66">ayala:</text:span><text:span text:style-name="T67"><text:line-break/></text:span><text:span text:style-name="T68">until I found you</text:span></text:p>
      <text:p text:style-name="P69">nailah:</text:p>
      <text:p text:style-name="P70">opang:</text:p>
      <text:p text:style-name="P71">nuy:</text:p>
      <text:p text:style-name="P72">queen:</text:p>
      <text:p text:style-name="Normal"><text:span text:style-name="T73">rizkia:</text:span><text:span text:style-name="T74"><text:line-break/></text:span><text:span text:style-name="T75">We fell in love in october<text:s/></text:span><text:span text:style-name="T76"><text:line-break/></text:span><text:span text:style-name="T77">Decker bus<text:s/></text:span><text:span text:style-name="T78"><text:line-break/></text:span><text:span text:style-name="T79">As it was<text:s/></text:span><text:span text:style-name="T80"><text:line-break/></text:span><text:span text:style-name="T81">Closer<text:s/></text:span><text:span text:style-name="T82"><text:line-break/></text:span><text:span text:style-name="T83">Nasty</text:span><text:span text:style-name="T84"><text:line-break/></text:span><text:span text:style-name="T85">Story' my life (one direction)<text:s/></text:span><text:span text:style-name="T86"><text:line-break/></text:span><text:span text:style-name="T87">Dejavu (Olivia Rodrigo)</text:span></text:p>
      <text:p text:style-name="P88">syifa:</text:p>
      <text:p text:style-name="Normal"><text:span text:style-name="T89">piska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na Arumi</meta:initial-creator>
    <dc:creator>Luna Arumi</dc:creator>
    <meta:creation-date>2022-10-12T04:58:00Z</meta:creation-date>
    <dc:date>2022-10-20T02:49:00Z</dc:date>
    <meta:template xlink:href="Normal" xlink:type="simple"/>
    <meta:editing-cycles>3</meta:editing-cycles>
    <meta:editing-duration>PT6660S</meta:editing-duration>
    <meta:document-statistic meta:page-count="1" meta:paragraph-count="1" meta:word-count="130" meta:character-count="876" meta:row-count="6" meta:non-whitespace-character-count="747"/>
  </office:meta>
</office:document-meta>
</file>